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Innovation In <text:span text:style-name="T1">The Quest to Beat Matt Turk</text:span>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Visual Features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AU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2T09:42:25.809732193</meta:creation-date>
    <meta:editing-duration>PT3M47S</meta:editing-duration>
    <meta:editing-cycles>3</meta:editing-cycles>
    <meta:generator>LibreOffice/7.2.5.2.0$Linux_X86_64 LibreOffice_project/20$Build-2</meta:generator>
    <dc:title>Midnightblue</dc:title>
    <dc:date>2022-03-22T09:46:12.737270941</dc:date>
    <meta:document-statistic meta:object-count="61"/>
  </office:meta>
</office:document-meta>
</file>